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1.12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style:text-underline-style="none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color="#000000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row table:style-name="ro1">
          <table:table-cell office:value-type="string" calcext:value-type="string">
            <text:p>LDSB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LDSH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LDUB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LDUH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LD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LDD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LDF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LDDF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LDFSR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LDC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DDC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DCSR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LDSBA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LDSHA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LDUBA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LDUHA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LDDA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STB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STH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ST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STD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STF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STDF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STFSR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STDFQ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STC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TDC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TCSR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TDCQ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TBA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STHA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STDA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LDSTUB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LDSTUBA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SWAP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SWAPA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SETHI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ANDcc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ANDN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ANDNcc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ORcc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ORN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ORNcc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XOR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XORcc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XNOR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XNORcc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SLL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SRL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SRA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ADDcc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ADDX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ADDXcc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TADDcc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TADDccTV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SUBcc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SUBX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SUBXcc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TSUBcc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TSUBccTV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MULScc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UMUL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SMUL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UMULcc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SMULcc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UDIV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SDIV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UDIVcc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SDIVcc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BA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BN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BG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BLE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BGE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BGU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BLEU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BCC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BCS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BPOS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BNEG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BVC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BVS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FBA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FBN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FBU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FBG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FBUG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FBL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FBUL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FBLG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FBNE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FBE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FBUE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table:style-name="ce7" office:value-type="string" calcext:value-type="string">
            <text:p>FBGE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FBUGE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FBLE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FBULE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FBO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CBA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CBN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CB3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CB2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CB23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CB1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CB13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CB12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CB123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CB0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CB03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CB02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CB023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CB01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CB013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CB012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TA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TN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TNE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TE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TG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TLE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TGE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TL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TGU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TLEU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TCC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TCS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TPOS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TNEG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TVC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TVS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CALL</text:p>
          </table:table-cell>
          <table:table-cell office:value-type="string" calcext:value-type="string">
            <text:p>control_transfer</text:p>
          </table:table-cell>
        </table:table-row>
        <table:table-row table:style-name="ro1">
          <table:table-cell office:value-type="string" calcext:value-type="string">
            <text:p>JMPL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ETT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AVE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RESTORE</text:p>
          </table:table-cell>
          <table:table-cell office:value-type="string" calcext:value-type="string">
            <text:p>int_alu_32</text:p>
          </table:table-cell>
        </table:table-row>
        <table:table-row table:style-name="ro1">
          <table:table-cell office:value-type="string" calcext:value-type="string">
            <text:p>RDY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DASR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DPSR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DWIM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RDTBR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WRY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WRASR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WRPSR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WRWIM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WRTBR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STBAR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UNIMP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LUSH</text:p>
          </table:table-cell>
          <table:table-cell office:value-type="string" calcext:value-type="string">
            <text:p>misc</text:p>
          </table:table-cell>
        </table:table-row>
        <table:table-row table:style-name="ro1">
          <table:table-cell office:value-type="string" calcext:value-type="string">
            <text:p>FiTOs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iTOd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iTOq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sTOi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dTOi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qTOi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sTOd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sTOq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dTOs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dTOq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qTOs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qTOd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MOVs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NEGs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ABSs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SQRTs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SQRTd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SQRTq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ADDs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ADDd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ADDq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SUBs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SUBd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SUBq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MULs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MULd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MULq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sMULd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dMULq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DIVs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DIVd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DIVq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CMPs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CMPd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CMPq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CMPEs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CMPEd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CMPEq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table:style-name="ce8" office:value-type="string" calcext:value-type="string">
            <text:p>ADDD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ADDDCC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SUBD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SUBDCC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SLLD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SRLD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SRAD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UMULD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UMULDCC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SMULD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SMULDCC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UDIVD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UDIVDCC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SDIVD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SDIVDCC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AND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ANDCC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ANDN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ANDNCC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ORD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ORDCC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ORDN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ORDNCC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XORD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XORDCC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XNORD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XNORDCC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VADDD8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VADDD16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VADDD32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VSUBD8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VSUBD16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VSUBD32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VUMULD8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VUMULD16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VUMULD32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VSMULD8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VSMULD16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VSMULD32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ADDDREDUCE8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ADDDREDUCE16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ANDDREDUCE8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ANDDREDUCE16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ORDREDUCE8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ORDREDUCE16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XORDREDUCE8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XORDREDUCE16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table:style-name="ce8" office:value-type="string" calcext:value-type="string">
            <text:p>ZBYTEDPOS</text:p>
          </table:table-cell>
          <table:table-cell table:style-name="ce8" office:value-type="string" calcext:value-type="string">
            <text:p>int_alu_64</text:p>
          </table:table-cell>
        </table:table-row>
        <table:table-row table:style-name="ro1">
          <table:table-cell office:value-type="string" calcext:value-type="string">
            <text:p>VFADD16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VFADD32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VFSUB16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VFSUB32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VFMUL16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VFMUL32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VFI16TOH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VFHTOI16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ADDREDUCE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STOH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FHTOS</text:p>
          </table:table-cell>
          <table:table-cell office:value-type="string" calcext:value-type="string">
            <text:p>floating_point</text:p>
          </table:table-cell>
        </table:table-row>
        <table:table-row table:style-name="ro1">
          <table:table-cell office:value-type="string" calcext:value-type="string">
            <text:p>CSWAP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office:value-type="string" calcext:value-type="string">
            <text:p>CSWAPA</text:p>
          </table:table-cell>
          <table:table-cell office:value-type="string" calcext:value-type="string">
            <text:p>ld_St</text:p>
          </table:table-cell>
        </table:table-row>
        <table:table-row table:style-name="ro1">
          <table:table-cell table:style-name="ce9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05">00/00/0000</text:date>, <text:time style:data-style-name="N2" text:time-value="13:10:22.635525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2T20:13:48.037360512</meta:creation-date>
    <dc:date>2021-05-05T14:06:22.474640193</dc:date>
    <meta:editing-duration>PT1H41M42S</meta:editing-duration>
    <meta:editing-cycles>3</meta:editing-cycles>
    <meta:generator>LibreOffice/6.0.7.3$Linux_X86_64 LibreOffice_project/00m0$Build-3</meta:generator>
    <meta:document-statistic meta:table-count="1" meta:cell-count="514" meta:object-count="0"/>
  </office:meta>
</office:document-meta>
</file>